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tchdog.removeTimeoutObserver( TimeoutObserver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tchdog.addTimeoutObserver( TimeoutObserver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tchdog.Watchdog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atchdog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atchdog.fireTimeoutOccu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atchdog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